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roid Sans Mono" svg:font-family="'Droid Sans Mono', monospace, monospac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4c6b4" officeooo:paragraph-rsid="0004c6b4"/>
    </style:style>
    <style:style style:name="P2" style:family="paragraph" style:parent-style-name="Title">
      <style:text-properties officeooo:rsid="0004c6b4" officeooo:paragraph-rsid="0004c6b4"/>
    </style:style>
    <style:style style:name="P3" style:family="paragraph" style:parent-style-name="Text_20_body">
      <style:text-properties officeooo:rsid="000645a0" officeooo:paragraph-rsid="000645a0"/>
    </style:style>
    <style:style style:name="P4" style:family="paragraph" style:parent-style-name="Text_20_body">
      <style:text-properties officeooo:rsid="00082729" officeooo:paragraph-rsid="00082729"/>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0f543f" officeooo:paragraph-rsid="000f543f"/>
    </style:style>
    <style:style style:name="P8" style:family="paragraph" style:parent-style-name="Heading_20_1" style:list-style-name="">
      <style:paragraph-properties fo:break-before="page"/>
      <style:text-properties officeooo:rsid="0017d803" officeooo:paragraph-rsid="0017d803"/>
    </style:style>
    <style:style style:name="P9" style:family="paragraph" style:parent-style-name="Text_20_body" style:list-style-name="L1"/>
    <style:style style:name="P10" style:family="paragraph" style:parent-style-name="Text_20_body" style:list-style-name="L1">
      <style:text-properties officeooo:rsid="000645a0" officeooo:paragraph-rsid="000645a0"/>
    </style:style>
    <style:style style:name="P11" style:family="paragraph" style:parent-style-name="Text_20_body">
      <style:text-properties officeooo:rsid="00082729" officeooo:paragraph-rsid="00082729"/>
    </style:style>
    <style:style style:name="P12" style:family="paragraph" style:parent-style-name="Text_20_body">
      <style:text-properties officeooo:rsid="000bed8e" officeooo:paragraph-rsid="000bed8e"/>
    </style:style>
    <style:style style:name="P13" style:family="paragraph" style:parent-style-name="Text_20_body">
      <style:text-properties officeooo:rsid="000f543f" officeooo:paragraph-rsid="000f543f"/>
    </style:style>
    <style:style style:name="P14" style:family="paragraph" style:parent-style-name="Text_20_body">
      <style:text-properties officeooo:paragraph-rsid="000f543f"/>
    </style:style>
    <style:style style:name="P15" style:family="paragraph" style:parent-style-name="Text_20_body">
      <style:text-properties officeooo:rsid="00114fe1" officeooo:paragraph-rsid="00114fe1"/>
    </style:style>
    <style:style style:name="P16" style:family="paragraph" style:parent-style-name="Text_20_body">
      <style:text-properties officeooo:rsid="00134808" officeooo:paragraph-rsid="00134808"/>
    </style:style>
    <style:style style:name="P17" style:family="paragraph" style:parent-style-name="Text_20_body">
      <style:paragraph-properties fo:break-before="page"/>
      <style:text-properties officeooo:rsid="0013e21d" officeooo:paragraph-rsid="0013e21d"/>
    </style:style>
    <style:style style:name="P18" style:family="paragraph" style:parent-style-name="Text_20_body">
      <style:text-properties officeooo:rsid="0013e21d" officeooo:paragraph-rsid="0013e21d"/>
    </style:style>
    <style:style style:name="P19" style:family="paragraph" style:parent-style-name="Text_20_body">
      <style:text-properties officeooo:rsid="00151065" officeooo:paragraph-rsid="00151065"/>
    </style:style>
    <style:style style:name="P20" style:family="paragraph" style:parent-style-name="Text_20_body" style:list-style-name="">
      <style:text-properties officeooo:paragraph-rsid="00187c25"/>
    </style:style>
    <style:style style:name="P21" style:family="paragraph" style:parent-style-name="Text_20_body" style:list-style-name="">
      <style:paragraph-properties fo:margin-left="0.4925in" fo:text-indent="0in" style:auto-text-indent="false"/>
      <style:text-properties officeooo:paragraph-rsid="00187c25"/>
    </style:style>
    <style:style style:name="P22" style:family="paragraph" style:parent-style-name="Text_20_body">
      <style:text-properties officeooo:rsid="0017d803" officeooo:paragraph-rsid="0017d803"/>
    </style:style>
    <style:style style:name="P23" style:family="paragraph" style:parent-style-name="Text_20_body" style:list-style-name="">
      <style:text-properties officeooo:rsid="0017d803" officeooo:paragraph-rsid="0017d803"/>
    </style:style>
    <style:style style:name="P24" style:family="paragraph" style:parent-style-name="Text_20_body" style:list-style-name="">
      <style:paragraph-properties fo:margin-left="0.4925in" fo:text-indent="0in" style:auto-text-indent="false"/>
      <style:text-properties officeooo:rsid="0017d803" officeooo:paragraph-rsid="0017d803"/>
    </style:style>
    <style:style style:name="P25" style:family="paragraph" style:parent-style-name="Text_20_body" style:list-style-name="">
      <style:text-properties officeooo:rsid="00187c25" officeooo:paragraph-rsid="00187c25"/>
    </style:style>
    <style:style style:name="P26" style:family="paragraph" style:parent-style-name="Text_20_body" style:list-style-name="">
      <style:text-properties officeooo:rsid="00187c25" officeooo:paragraph-rsid="001a59c4"/>
    </style:style>
    <style:style style:name="P27" style:family="paragraph" style:parent-style-name="Text_20_body" style:list-style-name="">
      <style:paragraph-properties fo:margin-left="0.4925in" fo:text-indent="0in" style:auto-text-indent="false"/>
      <style:text-properties officeooo:rsid="00187c25" officeooo:paragraph-rsid="001a59c4"/>
    </style:style>
    <style:style style:name="P28" style:family="paragraph">
      <style:text-properties fo:font-size="10pt" style:font-size-asian="10pt" style:font-size-complex="10pt"/>
    </style:style>
    <style:style style:name="P29" style:family="paragraph">
      <loext:graphic-properties draw:fill="none" draw:fill-color="#ffffff"/>
      <style:paragraph-properties fo:margin-top="0.1654in" fo:margin-bottom="0.1374in"/>
      <style:text-properties fo:font-size="10pt" style:font-size-asian="10pt" style:font-size-complex="10pt"/>
    </style:style>
    <style:style style:name="P30" style:family="paragraph">
      <style:text-properties style:font-name="F" fo:font-size="12pt"/>
    </style:style>
    <style:style style:name="P31" style:family="paragraph">
      <loext:graphic-properties draw:fill="none" draw:fill-color="#ffffff"/>
      <style:paragraph-properties fo:margin-top="0.1654in" fo:margin-bottom="0.1374in"/>
      <style:text-properties style:font-name="F" fo:font-size="12pt" style:font-size-asian="10pt" style:font-size-complex="10pt"/>
    </style:style>
    <style:style style:name="P32" style:family="paragraph">
      <loext:graphic-properties draw:fill="none" draw:fill-color="#ffffff"/>
      <style:text-properties style:font-name="F" fo:font-size="12pt"/>
    </style:style>
    <style:style style:name="P33" style:family="paragraph">
      <loext:graphic-properties draw:fill="none" draw:fill-color="#ffffff"/>
      <style:text-properties style:font-name="DejaVu Sans Mono" fo:font-size="12pt"/>
    </style:style>
    <style:style style:name="P34" style:family="paragraph">
      <style:text-properties style:font-name="DejaVu Sans Mono" fo:font-size="12pt"/>
    </style:style>
    <style:style style:name="T1" style:family="text">
      <style:text-properties fo:font-weight="bold" style:font-weight-asian="bold" style:font-weight-complex="bold"/>
    </style:style>
    <style:style style:name="T2" style:family="text">
      <style:text-properties officeooo:rsid="00098642"/>
    </style:style>
    <style:style style:name="T3" style:family="text">
      <style:text-properties officeooo:rsid="000aa5f2"/>
    </style:style>
    <style:style style:name="T4" style:family="text">
      <style:text-properties officeooo:rsid="000f543f"/>
    </style:style>
    <style:style style:name="T5" style:family="text">
      <style:text-properties officeooo:rsid="00134808"/>
    </style:style>
    <style:style style:name="T6" style:family="text">
      <style:text-properties officeooo:rsid="00151065"/>
    </style:style>
    <style:style style:name="T7" style:family="text">
      <style:text-properties officeooo:rsid="001677d6"/>
    </style:style>
    <style:style style:name="T8" style:family="text">
      <style:text-properties officeooo:rsid="00187c25"/>
    </style:style>
    <style:style style:name="T9" style:family="text">
      <style:text-properties officeooo:rsid="001a59c4"/>
    </style:style>
    <style:style style:name="T10" style:family="text">
      <style:text-properties style:font-name="DejaVu Sans Mono" fo:font-size="10pt" style:font-size-asian="10pt" style:font-size-complex="10pt"/>
    </style:style>
    <style:style style:name="T11" style:family="text">
      <style:text-properties style:font-name="DejaVu Sans Mono"/>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style:style style:name="gr1" style:family="graphic">
      <style:graphic-properties draw:stroke="solid" svg:stroke-color="#000000" draw:fill="none" draw:fill-color="#ffffff" fo:min-height="2.7516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2" style:family="graphic">
      <style:graphic-properties draw:stroke="solid" svg:stroke-color="#000000" draw:fill="none" draw:fill-color="#ffffff" fo:min-height="2.2429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3"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4"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5" style:family="graphic">
      <style:graphic-properties draw:stroke="solid" svg:stroke-color="#000000" draw:fill="none" draw:fill-color="#ffffff" fo:min-height="1.0126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RT</text:p>
      <text:p text:style-name="P1"/>
      <text:p text:style-name="P1">In this project we are tying to make a program that will render full 3d maps with 3d objects and will actually simulate light! By this time im making some headway but its been pretty frustrating and I predict it will get worse so here are my notes for the current point.</text:p>
      <text:h text:style-name="Heading_20_3" text:outline-level="3">Optimizing at the start</text:h>
      <text:p text:style-name="P3">The very first thing I thought of doing was thinking of how to make the rendering faster so I asked some people and searched a bit and these are the some methods:</text:p>
      <text:list text:style-name="L1">
        <text:list-item>
          <text:p text:style-name="P9"><text:span text:style-name="T1">Upscaling</text:span>: render an image of smaller size than the window them scale it up to fit, this way we can reduce the number of thus reducing the work but the image quality will also be lowered.</text:p>
        </text:list-item>
        <text:list-item>
          <text:p text:style-name="P10"><text:span text:style-name="T1">Bounding volume hierarchy</text:span>: this technique <text:span text:style-name="T3">skips checking each and every obj by juts checking bounding volumes that being volumes that contain ever smaller groups of objects in a king of tree structure where the top node has all objs and the bottom just a single obj.</text:span></text:p>
        </text:list-item>
      </text:list>
      <text:h text:style-name="Heading_20_3" text:outline-level="3">Upscaling</text:h>
      <text:p text:style-name="P3">I started implementing up-scaling at first I just repeated every other pixel but that gave me some pretty weird results so later I found that the way this is usually done is by taking one pixel from the smaller img and mapping it to a neighborhood of pixels say 4x4 of the big image (window). I tested I out, it works and so I was happy, now I have one optimization option available.</text:p>
      <text:p text:style-name="P4">After I up-s<text:span text:style-name="T2">c</text:span>aling I wanted to display even the most simple 3d enviroment this got pretty tricky pretty fast, I hade some generated code I planned to understand once I saw that it worked but it dint at least not in a satisfactory way and there where some optics concepts I dindt wuite understand like fild of view and perspective as well as some linear algebra I had to refresh in my mind.</text:p>
      <text:p text:style-name="P4">The first step in the right direction was to check that the inputs worked properly, sure I couldn’t see anything yet but at least knowing that the coordinates changed properly allowed me to <text:soft-page-break/>visualize in my mind what I could expect once I started rendering objects.</text:p>
      <text:p text:style-name="P4">I tried a sphere, then a cube but both proved tricky for me and grook so I just setled on a plane and as per fild of view and perspective ignored all of that and started from a simple paralel projection.</text:p>
      <text:h text:style-name="P7" text:outline-level="1">Setting things up</text:h>
      <text:p text:style-name="P14"/>
      <text:p text:style-name="P13"><draw:frame text:anchor-type="paragraph" draw:z-index="0" draw:name="Text Frame 1" draw:style-name="gr5" draw:text-style-name="P33" svg:width="2.7362in" svg:height="1.413in" svg:x="4.4646in" svg:y="0.6256in"><draw:text-box><text:p text:style-name="P34"><text:span text:style-name="T11">typedef struct</text:span><text:span text:style-name="T11"><text:tab/></text:span><text:span text:style-name="T11">s_vec3</text:span></text:p><text:p text:style-name="P34"><text:span text:style-name="T11">{</text:span></text:p><text:p text:style-name="P34"><text:span text:style-name="T11"><text:tab/></text:span><text:span text:style-name="T11">float x, y, z;</text:span></text:p><text:p text:style-name="P34"><text:span text:style-name="T11">}</text:span><text:span text:style-name="T11"><text:tab/></text:span><text:span text:style-name="T11"><text:tab/></text:span><text:span text:style-name="T11"><text:tab/></text:span><text:span text:style-name="T11"><text:tab/></text:span><text:span text:style-name="T11">t_vec3;</text:span></text:p></draw:text-box></draw:frame>Before we begin we need to creat our structs wo we can not only hold data but represent the math ideas we will engage with<text:line-break/><text:line-break/><text:span text:style-name="T1">t_vec3 </text:span>– this just represents a point in space, we will use it a lot.</text:p>
      <text:p text:style-name="P13"><draw:frame text:anchor-type="paragraph" draw:z-index="1" draw:name="Text Frame 3" draw:style-name="gr5" draw:text-style-name="P33" svg:width="2.7362in" svg:height="2.5398in" svg:x="4.4516in" svg:y="1.0972in"><draw:text-box><text:p text:style-name="P30"><text:span text:style-name="T11">typedef struct</text:span><text:span text:style-name="T11"><text:tab/></text:span><text:span text:style-name="T11">s_obj</text:span></text:p><text:p text:style-name="P30"><text:span text:style-name="T11">{</text:span></text:p><text:p text:style-name="P30"><text:span text:style-name="T11"><text:tab/></text:span><text:span text:style-name="T11">char</text:span><text:span text:style-name="T11"><text:tab/></text:span><text:span text:style-name="T11">*type;</text:span></text:p><text:p text:style-name="P30"><text:span text:style-name="T11"><text:tab/></text:span><text:span text:style-name="T11">t_vec3</text:span><text:span text:style-name="T11"><text:tab/></text:span><text:span text:style-name="T11">center;</text:span></text:p><text:p text:style-name="P30"><text:span text:style-name="T11"><text:tab/></text:span><text:span text:style-name="T11">t_vec3</text:span><text:span text:style-name="T11"><text:tab/></text:span><text:span text:style-name="T11">dir;</text:span></text:p><text:p text:style-name="P30"><text:span text:style-name="T11"><text:tab/></text:span><text:span text:style-name="T11">t_vec3</text:span><text:span text:style-name="T11"><text:tab/></text:span><text:span text:style-name="T11">u;</text:span></text:p><text:p text:style-name="P30"><text:span text:style-name="T11"><text:tab/></text:span><text:span text:style-name="T11">float</text:span><text:span text:style-name="T11"><text:tab/></text:span><text:span text:style-name="T11">radius;</text:span></text:p><text:p text:style-name="P30"><text:span text:style-name="T11"><text:tab/></text:span><text:span text:style-name="T11">float</text:span><text:span text:style-name="T11"><text:tab/></text:span><text:span text:style-name="T11">len;</text:span></text:p><text:p text:style-name="P30"><text:span text:style-name="T11"><text:tab/></text:span><text:span text:style-name="T11">int</text:span><text:span text:style-name="T11"><text:tab/></text:span><text:span text:style-name="T11"><text:tab/></text:span><text:span text:style-name="T11">color;</text:span></text:p><text:p text:style-name="P30"><text:span text:style-name="T11"><text:tab/></text:span><text:span text:style-name="T11">t_obj</text:span><text:span text:style-name="T11"><text:tab/></text:span><text:span text:style-name="T11">*next;</text:span></text:p><text:p text:style-name="P30"><text:span text:style-name="T11">}</text:span><text:span text:style-name="T11"><text:tab/></text:span><text:span text:style-name="T11"><text:tab/></text:span><text:span text:style-name="T11"><text:tab/></text:span><text:span text:style-name="T11"><text:tab/></text:span><text:span text:style-name="T11">t_obj;</text:span></text:p></draw:text-box></draw:frame><text:span text:style-name="T1">t_obj</text:span> – this is the struct that holds the object, I made it general so we can hold any kind of object even if that means some of the info is useless in some objects.<text:line-break/><text:line-break/>The struct looked like this from the start except that I added and extra t_vec3 u that is a vector parallel to plane (in the case of the plane) and that we use in order to know the orientation since we need to vector to so so in this case dir and u.</text:p>
      <text:p text:style-name="P15"><text:span text:style-name="T1"/></text:p>
      <text:p text:style-name="P15"><text:span text:style-name="T1">t_cam </text:span>– <text:span text:style-name="T5">just the cam data.</text:span></text:p>
      <text:p text:style-name="P15"/>
      <text:p text:style-name="P16"><draw:frame text:anchor-type="paragraph" draw:z-index="3" draw:name="Text Frame 4" draw:style-name="gr3" draw:text-style-name="P32" svg:width="2.7362in" svg:height="1.5677in" svg:x="0.9236in" svg:y="0.0102in"><draw:text-box><text:p text:style-name="P30"><text:span text:style-name="T11">typedef struct</text:span><text:span text:style-name="T11"><text:tab/></text:span><text:span text:style-name="T11">s_cam</text:span></text:p><text:p text:style-name="P30"><text:span text:style-name="T11">{</text:span></text:p><text:p text:style-name="P30"><text:span text:style-name="T11"><text:s text:c="4"/></text:span><text:span text:style-name="T11">t_vec3</text:span><text:span text:style-name="T11"><text:tab/></text:span><text:span text:style-name="T11">pos;</text:span></text:p><text:p text:style-name="P30"><text:span text:style-name="T11"><text:s text:c="4"/></text:span><text:span text:style-name="T11">t_vec3</text:span><text:span text:style-name="T11"><text:tab/></text:span><text:span text:style-name="T11">dir;</text:span></text:p><text:p text:style-name="P30"><text:span text:style-name="T11"><text:s text:c="4"/></text:span><text:span text:style-name="T11">Float</text:span><text:span text:style-name="T11"><text:tab/></text:span><text:span text:style-name="T11"><text:tab/></text:span><text:span text:style-name="T11">fov;</text:span></text:p><text:p text:style-name="P30"><text:span text:style-name="T11">}</text:span><text:span text:style-name="T11"><text:tab/></text:span><text:span text:style-name="T11"><text:tab/></text:span><text:span text:style-name="T11"><text:tab/></text:span><text:span text:style-name="T11"><text:tab/></text:span><text:span text:style-name="T11">t_cam;</text:span></text:p></draw:text-box></draw:frame></text:p>
      <text:p text:style-name="P16"><text:span text:style-name="T1">t_hit </text:span>– since we need to know what obj was hit and not t (just hot far away the hit was) I use t_hit to return both.</text:p>
      <text:p text:style-name="P4"/>
      <text:h text:style-name="P5" text:outline-level="1"><draw:frame text:anchor-type="paragraph" draw:z-index="2" draw:name="Text Frame 2" draw:style-name="gr4" draw:text-style-name="P32" svg:width="2.7362in" svg:height="1.5677in" svg:x="4in" svg:y="-0.0591in"><draw:text-box><text:p text:style-name="P30"><text:span text:style-name="T11">typedef struct</text:span><text:span text:style-name="T11"><text:tab/></text:span><text:span text:style-name="T11">s_hit</text:span></text:p><text:p text:style-name="P30"><text:span text:style-name="T11">{</text:span></text:p><text:p text:style-name="P30"><text:span text:style-name="T11"><text:tab/></text:span><text:span text:style-name="T11">float</text:span><text:span text:style-name="T11"><text:tab/></text:span><text:span text:style-name="T11">t;</text:span></text:p><text:p text:style-name="P30"><text:span text:style-name="T11"><text:tab/></text:span><text:span text:style-name="T11">t_obj</text:span><text:span text:style-name="T11"><text:tab/></text:span><text:span text:style-name="T11">*obj;</text:span></text:p><text:p text:style-name="P30"><text:span text:style-name="T11">}</text:span><text:span text:style-name="T11"><text:tab/></text:span><text:span text:style-name="T11"><text:tab/></text:span><text:span text:style-name="T11"><text:tab/></text:span><text:span text:style-name="T11"><text:tab/></text:span><text:span text:style-name="T11">t_hit;</text:span></text:p></draw:text-box></draw:frame></text:h>
      <text:p text:style-name="P17"/>
      <text:p text:style-name="P18"><text:span text:style-name="T1">t_ray</text:span> – made this struct cuz when doing ray checks we have to calc some info like tan_half_fov, and view_height which are the same for all rays in the current data state the only ones that change for every ray are u and v <text:span text:style-name="T6">its dir components.</text:span></text:p>
      <text:p text:style-name="P19"><draw:frame text:anchor-type="paragraph" draw:z-index="4" draw:name="Text Frame 5" draw:style-name="gr2" draw:text-style-name="P31" svg:width="3.2531in" svg:height="2.6433in" svg:x="1.961in" svg:y="0.4264in"><draw:text-box><text:p text:style-name="P30"><text:span text:style-name="T11">typedef struct</text:span><text:span text:style-name="T11"><text:tab/></text:span><text:span text:style-name="T11">s_ray</text:span></text:p><text:p text:style-name="P30"><text:span text:style-name="T11">{</text:span></text:p><text:p text:style-name="P30"><text:span text:style-name="T11"><text:tab/></text:span><text:span text:style-name="T11">t_vec3</text:span><text:span text:style-name="T11"><text:tab/></text:span><text:span text:style-name="T11">o;</text:span></text:p><text:p text:style-name="P30"><text:span text:style-name="T11"><text:tab/></text:span><text:span text:style-name="T11">t_vec3</text:span><text:span text:style-name="T11"><text:tab/></text:span><text:span text:style-name="T11">dir;</text:span></text:p><text:p text:style-name="P30"><text:span text:style-name="T11"><text:tab/></text:span><text:span text:style-name="T11">float</text:span><text:span text:style-name="T11"><text:tab/></text:span><text:span text:style-name="T11"><text:tab/></text:span><text:span text:style-name="T11">tan_half_fov;</text:span></text:p><text:p text:style-name="P30"><text:span text:style-name="T11"><text:tab/></text:span><text:span text:style-name="T11">float</text:span><text:span text:style-name="T11"><text:tab/></text:span><text:span text:style-name="T11"><text:tab/></text:span><text:span text:style-name="T11">view_width;</text:span></text:p><text:p text:style-name="P30"><text:span text:style-name="T11"><text:tab/></text:span><text:span text:style-name="T11">float</text:span><text:span text:style-name="T11"><text:tab/></text:span><text:span text:style-name="T11"><text:tab/></text:span><text:span text:style-name="T11">asp_ratio;</text:span></text:p><text:p text:style-name="P30"><text:span text:style-name="T11"><text:tab/></text:span><text:span text:style-name="T11">float</text:span><text:span text:style-name="T11"><text:tab/></text:span><text:span text:style-name="T11"><text:tab/></text:span><text:span text:style-name="T11">view_height;</text:span></text:p><text:p text:style-name="P30"><text:span text:style-name="T11"><text:tab/></text:span><text:span text:style-name="T11">float</text:span><text:span text:style-name="T11"><text:tab/></text:span><text:span text:style-name="T11"><text:tab/></text:span><text:span text:style-name="T11">u;</text:span></text:p><text:p text:style-name="P30"><text:span text:style-name="T11"><text:tab/></text:span><text:span text:style-name="T11">float</text:span><text:span text:style-name="T11"><text:tab/></text:span><text:span text:style-name="T11"><text:tab/></text:span><text:span text:style-name="T11">v;</text:span></text:p><text:p text:style-name="P30"><text:span text:style-name="T11">}</text:span><text:span text:style-name="T11"><text:tab/></text:span><text:span text:style-name="T11"><text:tab/></text:span><text:span text:style-name="T11"><text:tab/></text:span><text:span text:style-name="T11"><text:tab/></text:span><text:span text:style-name="T11">t_ray;</text:span></text:p></draw:text-box></draw:frame><draw:frame text:anchor-type="paragraph" draw:z-index="5" draw:name="Text Frame 6" draw:style-name="gr1" draw:text-style-name="P29" svg:width="6.9169in" svg:height="3.1516in" svg:x="0.1874in" svg:y="3.4008in"><draw:text-box><text:p text:style-name="P28"><text:span text:style-name="T10"/></text:p><text:p text:style-name="P28"><text:span text:style-name="T10">void</text:span><text:span text:style-name="T10"><text:tab/></text:span><text:span text:style-name="T10">ft_init_ray(t_data </text:span><text:span text:style-name="T10">*data,int x, int y, t_ray </text:span><text:span text:style-name="T10">*ray)</text:span></text:p><text:p text:style-name="P28"><text:span text:style-name="T10">{</text:span></text:p><text:p text:style-name="P28"><text:span text:style-name="T10"><text:tab/></text:span><text:span text:style-name="T10">ray-&gt;o = data-</text:span><text:span text:style-name="T10">&gt;cam.pos;</text:span></text:p><text:p text:style-name="P28"><text:span text:style-name="T10"><text:tab/></text:span><text:span text:style-name="T10">ray-&gt;tan_half_fov = </text:span><text:span text:style-name="T10">tan(data-&gt;cam.fov * M_PI / </text:span><text:span text:style-name="T10">360.0);</text:span></text:p><text:p text:style-name="P28"><text:span text:style-name="T10"><text:tab/></text:span><text:span text:style-name="T10">ray-&gt;view_width = 2.0 </text:span><text:span text:style-name="T10">* ray-&gt;tan_half_fov;</text:span></text:p><text:p text:style-name="P28"><text:span text:style-name="T10"><text:tab/></text:span><text:span text:style-name="T10">ray-&gt;asp_ratio = </text:span><text:span text:style-name="T10">(float)IM_WIDTH / IM_HEIGHT;</text:span></text:p><text:p text:style-name="P28"><text:span text:style-name="T10"><text:tab/></text:span><text:span text:style-name="T10">ray-&gt;view_height = </text:span><text:span text:style-name="T10">ray-&gt;view_width / ray-</text:span><text:span text:style-name="T10">&gt;asp_ratio;</text:span></text:p><text:p text:style-name="P28"><text:span text:style-name="T10">}</text:span></text:p><text:p text:style-name="P28"><text:span text:style-name="T10">void</text:span><text:span text:style-name="T10"><text:tab/></text:span><text:span text:style-name="T10">ft_calc_ray(t_data </text:span><text:span text:style-name="T10">*data,int x, int y, t_ray </text:span><text:span text:style-name="T10">*ray)</text:span></text:p><text:p text:style-name="P28"><text:span text:style-name="T10">{</text:span></text:p><text:p text:style-name="P28"><text:span text:style-name="T10"><text:tab/></text:span><text:span text:style-name="T10">ray-&gt;u = (2.0 * (x + </text:span><text:span text:style-name="T10">0.5) / IM_WIDTH - 1.0) * </text:span><text:span text:style-name="T10">ray-&gt;tan_half_fov;</text:span></text:p><text:p text:style-name="P28"><text:span text:style-name="T10"><text:tab/></text:span><text:span text:style-name="T10">ray-&gt;v = (1.0 - 2.0 * </text:span><text:span text:style-name="T10">(y + 0.5) / IM_HEIGHT) * </text:span><text:span text:style-name="T10">ray-&gt;view_height / 2.0;</text:span></text:p><text:p text:style-name="P28"><text:span text:style-name="T10"><text:tab/></text:span><text:span text:style-name="T10">ray-&gt;dir = (t_vec3)</text:span><text:span text:style-name="T10">{ray-&gt;u, ray-&gt;v, 1.0};</text:span></text:p><text:p text:style-name="P28"><text:span text:style-name="T10"><text:tab/></text:span><text:span text:style-name="T10">ft_normalize(&amp;(ray-</text:span><text:span text:style-name="T10">&gt;dir));</text:span></text:p><text:p text:style-name="P28"><text:span text:style-name="T10">}</text:span></text:p></draw:text-box></draw:frame>I also created specific functions to handle the calc<text:span text:style-name="T7">s.</text:span></text:p>
      <text:p text:style-name="P22"/>
      <text:p text:style-name="P22">With these structs we are ready to start rendering some objects.</text:p>
      <text:h text:style-name="P8" text:outline-level="1">Rendering a plane</text:h>
      <text:h text:style-name="P23" text:outline-level="1"/>
      <text:h text:style-name="P23" text:outline-level="1">Lets start with a plane since its a pretty simple object and unlike the sphere it changes depending on the orientation.</text:h>
      <text:h text:style-name="P23" text:outline-level="1">To do this we just need to calc a ray which is essentially an origin and a direction then we need to check if it intersects our plane and return the distance and the obj, actually right now we don’t use it but later it will probably be useful.<text:line-break/><text:line-break/>The ray (line) vector equation is:</text:h>
      <text:h text:style-name="P24" text:outline-level="1">p(t) = O + tD where O(origin) and D(direction) are vectors and t is the scalar that gives us the distance <text:span text:style-name="T8">but its t for time</text:span>.</text:h>
      <text:h text:style-name="P20" text:outline-level="1"><text:span text:style-name="T8">The vector equation of a plane is:</text:span></text:h>
      <text:h text:style-name="P21" text:outline-level="1"><text:span text:style-name="T8"><text:line-break/></text:span>dot(X, N) = dot(C, N) <text:span text:style-name="T8">or </text:span></text:h>
      <text:h text:style-name="P21" text:outline-level="1"><text:span text:style-name="T8">(X . N = C . N )where X is the given point, N is the point of the normal Vector, and C a point in the plane.</text:span></text:h>
      <text:h text:style-name="P26" text:outline-level="1">Now we sub the line equation into the plane equation:</text:h>
      <text:h text:style-name="P27" text:outline-level="1"><text:span text:style-name="T9">P(t) . N = C . N</text:span></text:h>
      <text:h text:style-name="P27" text:outline-level="1"><text:span text:style-name="T9">(O + tD) . N = C . N</text:span></text:h>
      <text:h text:style-name="P27" text:outline-level="1"><text:span text:style-name="T9">(O . N) + (tD . N) = C . N</text:span></text:h>
      <text:h text:style-name="P27" text:outline-level="1"><text:span text:style-name="T9">(tD . N) = (C . N) / (O . N)</text:span></text:h>
      <text:h text:style-name="P27" text:outline-level="1"><text:span text:style-name="T9">t(D . N) = (C . N) / (O . N)</text:span></text:h>
      <text:h text:style-name="P27" text:outline-level="1"><text:span text:style-name="T9">t = (C . N) / (O . N) * (D . N)</text:span></text:h>
      <text:h text:style-name="P26" text:outline-level="1"><text:line-break/><text:line-break/></text:h>
      <text:h text:style-name="P25" text:outline-level="1"/>
      <text:h text:style-name="P6" text:outline-level="1">From MATH to cool visuals…</text:h>
      <text:p text:style-name="Text_20_body"/>
      <text:p text:style-name="P12">So getting anything rendered took quite a few prompts and im not ashamed of it, this project is quite math heavy and studing all that is quite time consuming, way better to just have something done and then understand it deeply.</text:p>
      <text:p text:style-name="P12">The project involves sending rays (lines, vectors) from the camera into the 3d math space and then <text:span text:style-name="T4">checking</text:span> what was hit <text:span text:style-name="T4">the closest </text:span>and returning that objs color, actually if we just do this we only get a 3d scene no actuall ray tracing since there is no ligh yet, lets keep it this way for now so ‘let there be no light’, for now.</text:p>
      <text:p text:style-name="P12"/>
      <text:p text:style-name="P4"/>
      <text:p text:style-name="P4"><text: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roid Sans Mono" svg:font-family="'Droid Sans Mono', monospace, monospac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Mono" fo:font-family="'DejaVu Sans Mono'" style:font-family-generic="modern" style:font-pitch="fixed" officeooo:rsid="000645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7:41:48.261931533</meta:creation-date>
    <dc:date>2025-05-07T12:56:23.694953222</dc:date>
    <meta:editing-duration>PT48M6S</meta:editing-duration>
    <meta:editing-cycles>9</meta:editing-cycles>
    <meta:generator>LibreOffice/24.2.7.2$Linux_X86_64 LibreOffice_project/420$Build-2</meta:generator>
    <meta:print-date>2025-04-27T12:07:47.787206327</meta:print-date>
    <meta:printed-by>PDF files</meta:printed-by>
    <meta:document-statistic meta:table-count="0" meta:image-count="0" meta:object-count="0" meta:page-count="6" meta:paragraph-count="38" meta:word-count="962" meta:character-count="4792" meta:non-whitespace-character-count="3855"/>
  </office:meta>
</office:document-meta>
</file>